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f9ce7" officeooo:paragraph-rsid="000f9ce7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0bd6b" officeooo:paragraph-rsid="0010bd6b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12b354" officeooo:paragraph-rsid="0012b354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13a2b2" officeooo:paragraph-rsid="0013a2b2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bold" officeooo:rsid="001555c7" officeooo:paragraph-rsid="001555c7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style:font-name="Liberation Serif" fo:font-size="14pt" fo:font-weight="bold" officeooo:rsid="0015a9e9" officeooo:paragraph-rsid="0015a9e9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Liberation Serif" fo:font-size="14pt" fo:font-weight="normal" officeooo:rsid="000f9ce7" officeooo:paragraph-rsid="000f9ce7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10bd6b" officeooo:paragraph-rsid="0010bd6b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normal" officeooo:rsid="001555c7" officeooo:paragraph-rsid="001555c7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style:font-name="Liberation Serif" fo:font-size="14pt" fo:font-weight="normal" officeooo:rsid="0015a9e9" officeooo:paragraph-rsid="0015a9e9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a2b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Script 1</text:p>
      <text:p text:style-name="P7"/>
      <text:p text:style-name="P7">File Operators (test)</text:p>
      <text:p text:style-name="P7"/>
      <text:p text:style-name="P7">-d FILE <text:s/>True if file is a directory.</text:p>
      <text:p text:style-name="P7">-e FILE True if file exists.</text:p>
      <text:p text:style-name="P7">-f FILE True if file exists and is a regular file.</text:p>
      <text:p text:style-name="P7">-r FILE True if file is readable by you</text:p>
      <text:p text:style-name="P7">-s FILE True if file exists and is not empty.</text:p>
      <text:p text:style-name="P7">-w FILE True if the file is writable by you.</text:p>
      <text:p text:style-name="P7">-x FILE True if the file is executable by you.</text:p>
      <text:p text:style-name="P7"/>
      <text:p text:style-name="P7">-z STRING True if string is empty.</text:p>
      <text:p text:style-name="P7">-n STRING True if string is not empty.</text:p>
      <text:p text:style-name="P7"/>
      <text:p text:style-name="P7">STRING1 = STRING2</text:p>
      <text:p text:style-name="P7"><text:s text:c="5"/>True if the strings are equal.</text:p>
      <text:p text:style-name="P7"/>
      <text:p text:style-name="P7">STRING1! = STRING2</text:p>
      <text:p text:style-name="P7"><text:s text:c="5"/>True if the strings are not equal.</text:p>
      <text:p text:style-name="P7"/>
      <text:p text:style-name="P7"/>
      <text:p text:style-name="P8">Arithmetic Operators (tests)</text:p>
      <text:p text:style-name="P8"/>
      <text:p text:style-name="P8">arg1 -eq arg2 <text:s/>True if arg1 is equal to arg 2.</text:p>
      <text:p text:style-name="P8">arg1 -ne arg2 <text:s/>True if arg1 is not equal to arg 2.</text:p>
      <text:p text:style-name="P8"/>
      <text:p text:style-name="P8">arg1 -lt arg2 <text:s/>True if arg1 is less than arg2.</text:p>
      <text:p text:style-name="P8">arg1 -le arg2 <text:s/>True if arg1 is less than or equal to arg 2.</text:p>
      <text:p text:style-name="P8"/>
      <text:p text:style-name="P8">arg1 -gt arg2 <text:s/>True if arg1 is greater then arg2.</text:p>
      <text:p text:style-name="P8">arg1 -ge arg2 <text:s/>True if arg1 is greater then or qual to arg2.</text:p>
      <text:p text:style-name="P8"/>
      <text:p text:style-name="P8"/>
      <text:p text:style-name="P8"/>
      <text:p text:style-name="P2">If statement</text:p>
      <text:p text:style-name="P2"><text:span text:style-name="T1"/></text:p>
      <text:p text:style-name="P2"><text:span text:style-name="T1">#! /bin/bash</text:span></text:p>
      <text:p text:style-name="P2"><text:span text:style-name="T1">MY_SHELL=”bash”</text:span></text:p>
      <text:p text:style-name="P2"><text:span text:style-name="T1"/></text:p>
      <text:p text:style-name="P2"><text:span text:style-name="T1">if [ “$MY_SHELL” = “bash” ]</text:span></text:p>
      <text:p text:style-name="P2"><text:span text:style-name="T1">then</text:span></text:p>
      <text:p text:style-name="P2"><text:span text:style-name="T1"><text:s text:c="4"/>echo “You seem to like the bash shell.”</text:span></text:p>
      <text:p text:style-name="P2"><text:span text:style-name="T1">fi</text:span></text:p>
      <text:p text:style-name="P2"><text:span text:style-name="T1"/></text:p>
      <text:p text:style-name="P2"><text:soft-page-break/>If else Statement</text:p>
      <text:p text:style-name="P2"/>
      <text:p text:style-name="P8">#! /bin/bash</text:p>
      <text:p text:style-name="P8"/>
      <text:p text:style-name="P8">MY_SHELL=“csh”</text:p>
      <text:p text:style-name="P8"/>
      <text:p text:style-name="P8">if [ “MY_SHELL” = “bash” ]</text:p>
      <text:p text:style-name="P8">then</text:p>
      <text:p text:style-name="P8"><text:s text:c="4"/>echo “you seem to like the bash shell.”</text:p>
      <text:p text:style-name="P8">else</text:p>
      <text:p text:style-name="P8"><text:s text:c="4"/>echo “you don’t seem to like the bash shell.”</text:p>
      <text:p text:style-name="P8">fi</text:p>
      <text:p text:style-name="P8"/>
      <text:p text:style-name="P8"/>
      <text:p text:style-name="P2">If-else with elif statement to check multiple conditions.</text:p>
      <text:p text:style-name="P2"/>
      <text:p text:style-name="P8">#! /bin/bash</text:p>
      <text:p text:style-name="P8"/>
      <text:p text:style-name="P8">MY_SHELL=“csh”</text:p>
      <text:p text:style-name="P8"/>
      <text:p text:style-name="P8">if [ “MY_SHELL” = “bash” ]</text:p>
      <text:p text:style-name="P8">then</text:p>
      <text:p text:style-name="P8"><text:s text:c="4"/>echo “you seem to like the bash shell.”</text:p>
      <text:p text:style-name="P8">elif</text:p>
      <text:p text:style-name="P8"><text:s text:c="4"/>echo “You seem to like the csh shell.”</text:p>
      <text:p text:style-name="P8">else</text:p>
      <text:p text:style-name="P8"><text:s text:c="4"/>echo “you don’t seem to like the bash shell.”</text:p>
      <text:p text:style-name="P8">fi</text:p>
      <text:p text:style-name="P8"/>
      <text:p text:style-name="P3">For Loop</text:p>
      <text:p text:style-name="P3"><text:span text:style-name="T1"/></text:p>
      <text:p text:style-name="P3"><text:span text:style-name="T1">for </text:span><text:span text:style-name="T2">COLOR</text:span><text:span text:style-name="T1"> in </text:span><text:span text:style-name="T2">red green blue</text:span></text:p>
      <text:p text:style-name="P3"><text:span text:style-name="T1">do</text:span></text:p>
      <text:p text:style-name="P3"><text:span text:style-name="T1"><text:s text:c="4"/></text:span><text:span text:style-name="T2">echo “COLOR: $COLOR”</text:span></text:p>
      <text:p text:style-name="P3"><text:span text:style-name="T1">done</text:span></text:p>
      <text:p text:style-name="P3"><text:span text:style-name="T1"/></text:p>
      <text:p text:style-name="P4"><text:span text:style-name="T1">OutPut:-</text:span></text:p>
      <text:p text:style-name="P4"><text:span text:style-name="T1">COLOR: red</text:span></text:p>
      <text:p text:style-name="P4"><text:span text:style-name="T1">COLOR: green</text:span></text:p>
      <text:p text:style-name="P4"><text:span text:style-name="T1">COLOR: blue</text:span></text:p>
      <text:p text:style-name="P4"><text:span text:style-name="T1"/></text:p>
      <text:p text:style-name="P4"><text:span text:style-name="T1">You can store lists of items in a varible and then user for loop.</text:span></text:p>
      <text:p text:style-name="P4"><text:span text:style-name="T1"/></text:p>
      <text:p text:style-name="P4"><text:span text:style-name="T1">#! /bin/bash</text:span></text:p>
      <text:p text:style-name="P4"><text:span text:style-name="T1">COLORS=”red green blue”</text:span></text:p>
      <text:p text:style-name="P4"><text:soft-page-break/><text:span text:style-name="T1">for COLOR in $COLORS</text:span></text:p>
      <text:p text:style-name="P4"><text:span text:style-name="T1">do</text:span></text:p>
      <text:p text:style-name="P4"><text:span text:style-name="T1"><text:s text:c="4"/>echo “COLOR: $COLOR”</text:span></text:p>
      <text:p text:style-name="P4"><text:span text:style-name="T1">done</text:span></text:p>
      <text:p text:style-name="P4"><text:span text:style-name="T1"/></text:p>
      <text:p text:style-name="P5">Rename .jpg file into yy-mm-dd format</text:p>
      <text:p text:style-name="P5"/>
      <text:p text:style-name="P9">#! /bin/bash</text:p>
      <text:p text:style-name="P9">Pictures=$ (ls *.jpg)</text:p>
      <text:p text:style-name="P9">Date=(date +%F) <text:s/># OutPut:- 2024-07-21</text:p>
      <text:p text:style-name="P9"/>
      <text:p text:style-name="P9">for Picture in $pictures</text:p>
      <text:p text:style-name="P9">do</text:p>
      <text:p text:style-name="P9"><text:s text:c="2"/>echo “Renaming ${Picture} to ${Date}-${Picture}”</text:p>
      <text:p text:style-name="P9"/>
      <text:p text:style-name="P9"><text:s text:c="2"/>mv {Pictures} ${Date}-${Picture}</text:p>
      <text:p text:style-name="P9"/>
      <text:p text:style-name="P9">done</text:p>
      <text:p text:style-name="P9"/>
      <text:p text:style-name="P6">Accepting User Input</text:p>
      <text:p text:style-name="P10">Syntax:</text:p>
      <text:p text:style-name="P10"><text:s text:c="4"/>read -p “Promt” variable</text:p>
      <text:p text:style-name="P10"/>
      <text:p text:style-name="P10">here, “Promt” is a msg will show to user for ask for input.</text:p>
      <text:p text:style-name="P10"><text:s text:c="11"/>Variable is a vars where input of user will stored from msg “Promt”</text:p>
      <text:p text:style-name="P10"/>
      <text:p text:style-name="P10"><text:s text:c="11"/>read will read the msg entered by user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21T02:09:22.884725390</dc:date>
    <meta:editing-duration>PT16M24S</meta:editing-duration>
    <meta:editing-cycles>1</meta:editing-cycles>
    <meta:document-statistic meta:table-count="0" meta:image-count="0" meta:object-count="0" meta:page-count="3" meta:paragraph-count="80" meta:word-count="396" meta:character-count="2106" meta:non-whitespace-character-count="1710"/>
    <meta:generator>LibreOffice/6.4.7.2$Linux_X86_64 LibreOffice_project/40$Build-2</meta:generator>
  </office:meta>
</office:document-meta>
</file>